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3.81125cm"/>
    </style:style>
    <style:style style:name="co7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estCase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Summary</text:p>
          </table:table-cell>
          <table:table-cell office:value-type="string" table:style-name="ce1">
            <text:p>Responsavel/Criador</text:p>
          </table:table-cell>
          <table:table-cell office:value-type="string" table:style-name="ce1">
            <text:p>Severidade</text:p>
          </table:table-cell>
          <table:table-cell office:value-type="string" table:style-name="ce1">
            <text:p>Prioridade</text:p>
          </table:table-cell>
          <table:table-cell office:value-type="string" table:style-name="ce1">
            <text:p>Passos</text:p>
          </table:table-cell>
          <table:table-cell office:value-type="string" table:style-name="ce1">
            <text:p>Resultado Esperado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Pagina de Login</text:p>
          </table:table-cell>
          <table:table-cell office:value-type="string" table:style-name="ce1">
            <text:p>#1</text:p>
          </table:table-cell>
          <table:table-cell office:value-type="string" table:style-name="ce1">
            <text:p>Verificar Login com sucesso</text:p>
          </table:table-cell>
          <table:table-cell office:value-type="string" table:style-name="ce1">
            <text:p>Telm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1) Entrar na app "https://www.saucedemo.com/v1/index.html"</text:p>
          </table:table-cell>
          <table:table-cell office:value-type="string" table:style-name="ce1">
            <text:p>Exibir Inventario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#2</text:p>
          </table:table-cell>
          <table:table-cell office:value-type="string" table:style-name="ce1">
            <text:p>Verificar Design da pagina</text:p>
          </table:table-cell>
          <table:table-cell office:value-type="string" table:style-name="ce1">
            <text:p>Telmo</text:p>
          </table:table-cell>
          <table:table-cell office:value-type="string" table:style-name="ce1">
            <text:p>Alta</text:p>
          </table:table-cell>
          <table:table-cell office:value-type="string" table:style-name="ce1">
            <text:p>Baixa</text:p>
          </table:table-cell>
          <table:table-cell office:value-type="string" table:style-name="ce1">
            <text:p>2) Informar nos campos Login e senha, dados validos "standard_user", "secret_sauce"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3) Clicar no botao vermelho LOGIN</text:p>
          </table:table-cell>
          <table:table-cell table:number-columns-repeated="16377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Inventario</text:p>
          </table:table-cell>
          <table:table-cell office:value-type="string" table:style-name="ce1">
            <text:p>#3</text:p>
          </table:table-cell>
          <table:table-cell office:value-type="string" table:style-name="ce1">
            <text:p>Verificar carrinho de compras</text:p>
          </table:table-cell>
          <table:table-cell office:value-type="string" table:style-name="ce1">
            <text:p>Telmo</text:p>
          </table:table-cell>
          <table:table-cell office:value-type="string" table:style-name="ce1">
            <text:p>Alta<text:s/></text:p>
          </table:table-cell>
          <table:table-cell office:value-type="string" table:style-name="ce1">
            <text:p>Media</text:p>
          </table:table-cell>
          <table:table-cell office:value-type="string" table:style-name="ce1">
            <text:p>Pre-condição: Ter efetuado o login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re-condição 2: Ter produtos disponiveis na base de dados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re-condição 3: O produto desejado nao pode estar no carrinho de compras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re-condição 4: Ja possuir um produto no carrinho de compras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Passos: 1) Escolher o produto e clicar em Add to Cart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2)<text:s/></text:p>
          </table:table-cell>
          <table:table-cell table:number-columns-repeated="16377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Telmo Rodrigues</meta:initial-creator>
    <dc:creator>Telmo Rodrigues</dc:creator>
    <meta:creation-date>2025-05-19T18:35:52Z</meta:creation-date>
    <dc:date>2025-05-19T19:12:51Z</dc:date>
  </office:meta>
</office:document-meta>
</file>